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5pt" style:font-size-asian="15pt" style:font-size-complex="15pt"/>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master-page-name="Page_20_Style_20_1">
      <style:paragraph-properties style:page-number="auto"/>
      <style:text-properties style:font-name="Times new roman"/>
    </style:style>
    <style:style style:name="P5" style:family="paragraph" style:parent-style-name="Standard">
      <style:text-properties style:font-name="Times new roman"/>
    </style:style>
    <style:style style:name="P6" style:family="paragraph" style:parent-style-name="Standard">
      <style:text-properties style:font-name="Times new roman" fo:font-size="15pt" fo:font-weight="bold" style:font-size-asian="15pt" style:font-weight-asian="bold" style:font-size-complex="15pt" style:font-weight-complex="bold"/>
    </style:style>
    <style:style style:name="P7" style:family="paragraph" style:parent-style-name="Standard">
      <style:text-properties style:font-name="Times new roman" fo:font-size="15pt" style:text-underline-style="none" fo:font-weight="bold" style:font-size-asian="15pt" style:font-weight-asian="bold" style:font-size-complex="15pt" style:font-weight-complex="bold"/>
    </style:style>
    <style:style style:name="T1" style:family="text">
      <style:text-properties style:font-name="Times new roman"/>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ind the sum of digits</text:p>
      <text:p text:style-name="P1">Add remainders after each division.</text:p>
      <text:p text:style-name="P1"/>
      <text:p text:style-name="P1">public static int findSumOfDigitsOfNum(int num) {</text:p>
      <text:p text:style-name="P1"><text:s text:c="3"/>int rem = 0;</text:p>
      <text:p text:style-name="P1"><text:s text:c="3"/>int sum = 0;</text:p>
      <text:p text:style-name="P1"><text:s text:c="3"/>while (num &gt; 0) {</text:p>
      <text:p text:style-name="P1"><text:s text:c="5"/>rem = num % 10;</text:p>
      <text:p text:style-name="P1"><text:s text:c="5"/>num = num / 10;</text:p>
      <text:p text:style-name="P1"><text:s text:c="5"/>sum = sum + rem;</text:p>
      <text:p text:style-name="P1"><text:s text:c="3"/>}</text:p>
      <text:p text:style-name="P1"><text:s text:c="3"/>return sum;</text:p>
      <text:p text:style-name="P1"><text:s/>}</text:p>
      <text:p text:style-name="P1"/>
      <text:p text:style-name="P1"/>
      <text:p text:style-name="P3">Reverse String without using third variable</text:p>
      <text:p text:style-name="P1">Iterate through half of elements till end and swap . </text:p>
      <text:p text:style-name="P1"/>
      <text:p text:style-name="P1">private static String reverseString(String str) {</text:p>
      <text:p text:style-name="P1"><text:s text:c="3"/>char[] array = str.toCharArray();</text:p>
      <text:p text:style-name="P1"><text:s text:c="3"/>for (int i = 0; i &lt; array.length / 2; i++) {</text:p>
      <text:p text:style-name="P1"><text:s text:c="5"/>char temp = array[i];</text:p>
      <text:p text:style-name="P1"><text:s text:c="5"/>array[i] = array[array.length - i - 1];</text:p>
      <text:p text:style-name="P1"><text:s text:c="5"/>array[array.length - i - 1] = temp;</text:p>
      <text:p text:style-name="P1"><text:s text:c="3"/>}</text:p>
      <text:p text:style-name="P1"><text:s text:c="3"/>return new String(array);</text:p>
      <text:p text:style-name="P1">}</text:p>
      <text:p text:style-name="P1"/>
      <text:p text:style-name="P3">Find all prime numbers till N.</text:p>
      <text:p text:style-name="P1">Iterate till N . find all numbers which are divisible by it's previous numbers starting <text:s/>from 2.</text:p>
      <text:p text:style-name="P1"/>
      <text:p text:style-name="P1">public static ArrayList&lt;Integer&gt; getAllPrimeNumbers(int number) {</text:p>
      <text:p text:style-name="P1"><text:tab/>ArrayList&lt;Integer&gt; primeNumbers = new ArrayList&lt;&gt;();</text:p>
      <text:p text:style-name="P1"><text:tab/>boolean isPrime = true;</text:p>
      <text:p text:style-name="P1"><text:tab/>for (int i = 1; i &lt;= number; i++) {</text:p>
      <text:p text:style-name="P1"><text:tab/> <text:s text:c="3"/>for (int j = 2; j &lt; i; j++) {</text:p>
      <text:p text:style-name="P1"><text:tab/><text:tab/>if (i % j == 0) {</text:p>
      <text:p text:style-name="P1"><text:tab/><text:tab/> <text:s text:c="3"/>isPrime = false;</text:p>
      <text:p text:style-name="P1"><text:tab/><text:tab/> <text:s text:c="3"/>break;</text:p>
      <text:p text:style-name="P1"><text:tab/><text:tab/>}else{</text:p>
      <text:p text:style-name="P1"><text:tab/><text:tab/> <text:s text:c="3"/>isPrime = true;</text:p>
      <text:p text:style-name="P1"><text:tab/><text:tab/>}</text:p>
      <text:p text:style-name="P1"><text:tab/> <text:s text:c="3"/>}</text:p>
      <text:p text:style-name="P1"><text:tab/> <text:s text:c="3"/>if (isPrime) {</text:p>
      <text:p text:style-name="P1"><text:tab/><text:tab/>primeNumbers.add(i);</text:p>
      <text:p text:style-name="P1"><text:soft-page-break/><text:tab/> <text:s text:c="3"/>}</text:p>
      <text:p text:style-name="P1"><text:tab/>}</text:p>
      <text:p text:style-name="P1"><text:tab/>return primeNumbers;</text:p>
      <text:p text:style-name="P1"><text:s text:c="3"/>}</text:p>
      <text:p text:style-name="P1"/>
      <text:p text:style-name="P1"/>
      <text:p text:style-name="P3">Convert string to integer.</text:p>
      <text:p text:style-name="P1">Iterate through each character, fetch it's integer value using <text:s text:c="3"/>ch-'0' <text:s/>and make sum of all integer values.</text:p>
      <text:p text:style-name="P1"/>
      <text:p text:style-name="Standard">private static void stringToInt(String str) {</text:p>
      <text:p text:style-name="Standard"><text:s text:c="3"/>if (null == str || str.isEmpty()) {</text:p>
      <text:p text:style-name="Standard"><text:tab/><text:tab/><text:tab/>throw new IllegalArgumentException("Not valid String");</text:p>
      <text:p text:style-name="Standard"><text:tab/><text:tab/>} else {</text:p>
      <text:p text:style-name="Standard"><text:tab/><text:tab/><text:tab/>char[] array = str.toCharArray();</text:p>
      <text:p text:style-name="Standard"><text:tab/><text:tab/><text:tab/>int num = 0;</text:p>
      <text:p text:style-name="Standard"><text:tab/><text:tab/><text:tab/>for (char ch : array) {</text:p>
      <text:p text:style-name="Standard"><text:tab/><text:tab/><text:tab/><text:tab/>num = num * 10;</text:p>
      <text:p text:style-name="Standard"><text:tab/><text:tab/><text:tab/><text:tab/>num += ch - '0';<text:tab/><text:tab/><text:tab/><text:tab/></text:p>
      <text:p text:style-name="Standard"><text:tab/><text:tab/><text:tab/>}</text:p>
      <text:p text:style-name="Standard"><text:tab/><text:tab/><text:tab/>return num;</text:p>
      <text:p text:style-name="Standard"><text:tab/><text:tab/>}</text:p>
      <text:p text:style-name="Standard"><text:s text:c="2"/>}</text:p>
      <text:p text:style-name="Standard"/>
      <text:p text:style-name="P1"/>
      <text:p text:style-name="P2"><text:span text:style-name="T2">Two Sum</text:span> </text:p>
      <text:p text:style-name="P1">Given an array of integers, find two numbers such that they add up to a specific target number. </text:p>
      <text:p text:style-name="P1">private static int[] twoSum(int[] array, int target) {</text:p>
      <text:p text:style-name="P1"><text:tab/>int[] indexArray = new int[2];</text:p>
      <text:p text:style-name="P1"><text:tab/>for (int i = 0; i &lt; array.length; i++) {</text:p>
      <text:p text:style-name="P1"><text:tab/> <text:s text:c="3"/>for (int j = 1; j &lt; array.length - 1; j++) {</text:p>
      <text:p text:style-name="P1"><text:tab/><text:tab/>if (array[i] + array[j] == target) {</text:p>
      <text:p text:style-name="P1"><text:tab/><text:tab/> <text:s text:c="3"/>indexArray[0] = array[i];</text:p>
      <text:p text:style-name="P1"><text:tab/><text:tab/> <text:s text:c="3"/>indexArray[1] = array[j];</text:p>
      <text:p text:style-name="P1"><text:tab/><text:tab/>}</text:p>
      <text:p text:style-name="P1"><text:tab/> <text:s text:c="3"/>}</text:p>
      <text:p text:style-name="P1"><text:tab/>}</text:p>
      <text:p text:style-name="P1"><text:tab/>return indexArray;</text:p>
      <text:p text:style-name="P1"><text:s text:c="3"/>}</text:p>
      <text:p text:style-name="P1"/>
      <text:p text:style-name="P1"/>
      <text:p text:style-name="P6">Roman to Numeric conversion</text:p>
      <text:p text:style-name="P1">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text:soft-page-break/>Following these rules, every number between 1 and 3999 can be represented as a Roman numeral made up of the following one- and two-letter combinations:</text:p>
      <text:p text:style-name="P1"><text:s text:c="5"/>M <text:s text:c="3"/>1000 <text:s text:c="13"/>X <text:s text:c="2"/>10</text:p>
      <text:p text:style-name="P1"><text:s text:c="5"/>CM <text:s text:c="3"/>900 <text:s text:c="12"/>IX <text:s text:c="2"/>9</text:p>
      <text:p text:style-name="P1"><text:s text:c="5"/>D <text:s text:c="4"/>500 <text:s text:c="14"/>V <text:s text:c="3"/>5</text:p>
      <text:p text:style-name="P1"><text:s text:c="5"/>CD <text:s text:c="3"/>400 <text:s text:c="13"/>IV <text:s text:c="2"/>4</text:p>
      <text:p text:style-name="P1"><text:s text:c="5"/>C <text:s text:c="4"/>100 <text:s text:c="15"/>I <text:s text:c="3"/>1</text:p>
      <text:p text:style-name="P1"><text:s text:c="5"/>XC <text:s text:c="4"/>90</text:p>
      <text:p text:style-name="P1"><text:s text:c="5"/>L <text:s text:c="5"/>50</text:p>
      <text:p text:style-name="P1"><text:s text:c="5"/>XL <text:s text:c="4"/>40</text:p>
      <text:p text:style-name="P1"/>
      <text:p text:style-name="P1"><text:s text:c="3"/>private final static HashMap&lt;Character, Integer&gt; ROMAN_MAP = new HashMap&lt;&gt;();;</text:p>
      <text:p text:style-name="P1"/>
      <text:p text:style-name="P1"><text:s text:c="3"/>public RomanToNumeric() {</text:p>
      <text:p text:style-name="P1"><text:tab/>ROMAN_MAP.put('M', 1000);</text:p>
      <text:p text:style-name="P1"><text:tab/>ROMAN_MAP.put('D', 500);<text:tab/></text:p>
      <text:p text:style-name="P1"><text:tab/>ROMAN_MAP.put('C', 100);</text:p>
      <text:p text:style-name="P1"><text:tab/>ROMAN_MAP.put('L', 50);</text:p>
      <text:p text:style-name="P1"><text:tab/>ROMAN_MAP.put('X', 10);</text:p>
      <text:p text:style-name="P1"><text:tab/>ROMAN_MAP.put('V', 5);</text:p>
      <text:p text:style-name="P1"><text:tab/>ROMAN_MAP.put('I', 1);</text:p>
      <text:p text:style-name="P1"><text:tab/>System.out.println("convertRomanToDecimal:"</text:p>
      <text:p text:style-name="P1"><text:tab/><text:tab/>+ convertToArabic("IIXVVIIIVXX") + "");</text:p>
      <text:p text:style-name="P1"><text:s text:c="3"/>}</text:p>
      <text:p text:style-name="P1"/>
      <text:p text:style-name="P1"><text:s text:c="2"/>private static int getRomanNumeralValue(char ch) {</text:p>
      <text:p text:style-name="P1"><text:tab/>if (ROMAN_MAP.containsKey(ch)) {</text:p>
      <text:p text:style-name="P1"><text:tab/> <text:s text:c="3"/>return ROMAN_MAP.get(ch);</text:p>
      <text:p text:style-name="P1"><text:tab/>} else {</text:p>
      <text:p text:style-name="P1"><text:tab/> <text:s text:c="3"/>throw new RuntimeException(</text:p>
      <text:p text:style-name="P1"><text:tab/><text:tab/> <text:s text:c="3"/>"Roman numeral string contains invalid characters " + ch);</text:p>
      <text:p text:style-name="P1"><text:tab/>}</text:p>
      <text:p text:style-name="P1"><text:s text:c="3"/>}</text:p>
      <text:p text:style-name="P1"/>
      <text:p text:style-name="P1"><text:s text:c="3"/>private static int convertToArabic(String romanNumberString) {</text:p>
      <text:p text:style-name="P1"><text:tab/>int romanNumberInt = 0;</text:p>
      <text:p text:style-name="P1"><text:tab/>int lastIndex = romanNumberString.length() - 1;</text:p>
      <text:p text:style-name="P1"><text:tab/>romanNumberInt = getRomanNumeralValue(romanNumberString</text:p>
      <text:p text:style-name="P1"><text:tab/><text:tab/>.charAt(lastIndex));</text:p>
      <text:p text:style-name="P1"><text:tab/>for (int i = 0; i &lt;= lastIndex - 1; i++) {</text:p>
      <text:p text:style-name="P1"><text:tab/> <text:s text:c="3"/>if (getRomanNumeralValue(romanNumberString.charAt(i)) &lt; getRomanNumeralValue(romanNumberString</text:p>
      <text:p text:style-name="P1"><text:tab/><text:tab/> <text:s text:c="3"/>.charAt(i + 1))) {</text:p>
      <text:p text:style-name="P1"><text:tab/><text:tab/>romanNumberInt -= getRomanNumeralValue(romanNumberString</text:p>
      <text:p text:style-name="P1"><text:tab/><text:tab/><text:tab/>.charAt(i));</text:p>
      <text:p text:style-name="P1"><text:tab/> <text:s text:c="3"/>} else {</text:p>
      <text:p text:style-name="P1"><text:soft-page-break/><text:tab/><text:tab/>romanNumberInt += getRomanNumeralValue(romanNumberString</text:p>
      <text:p text:style-name="P1"><text:tab/><text:tab/><text:tab/>.charAt(i));</text:p>
      <text:p text:style-name="P1"><text:tab/> <text:s text:c="3"/>}</text:p>
      <text:p text:style-name="P1"><text:tab/>}</text:p>
      <text:p text:style-name="P1"><text:tab/>return romanNumberInt;</text:p>
      <text:p text:style-name="P1"><text:s text:c="3"/>}</text:p>
      <text:p text:style-name="P1"/>
      <text:p text:style-name="P1"><text:tab/><text:tab/></text:p>
      <text:p text:style-name="P7">Equilibrium index of an array</text:p>
      <text:p text:style-name="P1">Equilibrium index of an array is an index such that the sum of elements at lower indexes is equal to the sum of elements at higher indexes. For example, in an arrya A: <text:bookmark text:name="more-9861"/></text:p>
      <text:p text:style-name="P1">A[0] = -7, A[1] = 1, A[2] = 5, A[3] = 2, A[4] = -4, A[5] = 3, A[6]=0</text:p>
      <text:p text:style-name="P1">3 is an equilibrium index, because:<text:line-break/>A[0] + A[1] + A[2] = A[4] + A[5] + A[6]</text:p>
      <text:p text:style-name="P1">6 is also an equilibrium index, because sum of zero elements is zero, i.e., A[0] + A[1] + A[2] + A[3] + A[4] + A[5]=0</text:p>
      <text:p text:style-name="P1">7 is not an equilibrium index, because it is not a valid index of array A.</text:p>
      <text:p text:style-name="Standard"><text:span text:style-name="T1">Write a function </text:span><text:span text:style-name="Emphasis"><text:span text:style-name="T1">int equilibrium(int[] arr, int n)</text:span></text:span><text:span text:style-name="T1">; that given a sequence arr[] of size n, returns an equilibrium index (if any) or -1 if no equilibrium indexes exist. </text:span></text:p>
      <text:p text:style-name="Standard"><text:span text:style-name="Strong_20_Emphasis"><text:span text:style-name="T1">Method 1 (Simple but inefficient)</text:span></text:span><text:span text:style-name="T1"><text:line-break/>Use two loops. Outer loop iterates through all the element and inner loop finds out whether the current index picked by the outer loop is equilibrium index or not. Time complexity of this </text:span><text:span text:style-name="T1">solution is O(n^2).</text:span></text:p>
      <text:p text:style-name="P1"/>
      <text:p text:style-name="P1">public static int getEquilibriumIndex(int[] array) {</text:p>
      <text:p text:style-name="P1"><text:tab/><text:tab/>int sumLeft = 0;</text:p>
      <text:p text:style-name="P1"><text:tab/><text:tab/>int sumRight = 0;</text:p>
      <text:p text:style-name="P1"><text:tab/><text:tab/>for (int i = 0; i &lt; array.length; i++) {</text:p>
      <text:p text:style-name="P1"><text:tab/><text:tab/><text:tab/>sumLeft = 0;</text:p>
      <text:p text:style-name="P1"><text:tab/><text:tab/><text:tab/>sumRight = 0;</text:p>
      <text:p text:style-name="P1"><text:tab/><text:tab/><text:tab/>for (int j = 0; j &lt; i; j++) {</text:p>
      <text:p text:style-name="P1"><text:tab/><text:tab/><text:tab/><text:tab/>sumLeft += array[j];</text:p>
      <text:p text:style-name="P1"><text:tab/><text:tab/><text:tab/>}</text:p>
      <text:p text:style-name="P1"/>
      <text:p text:style-name="P1"><text:tab/><text:tab/><text:tab/>for (int j = i + 1; j &lt; array.length; j++) {</text:p>
      <text:p text:style-name="P1"><text:tab/><text:tab/><text:tab/><text:tab/>sumRight += array[j];</text:p>
      <text:p text:style-name="P1"><text:tab/><text:tab/><text:tab/>}</text:p>
      <text:p text:style-name="P1"/>
      <text:p text:style-name="P1"><text:tab/><text:tab/><text:tab/>if (sumLeft == sumRight) {</text:p>
      <text:p text:style-name="P1"><text:tab/><text:tab/><text:tab/><text:tab/>return i;</text:p>
      <text:p text:style-name="P1"><text:tab/><text:tab/><text:tab/>}</text:p>
      <text:p text:style-name="P1"><text:tab/><text:tab/>}</text:p>
      <text:p text:style-name="P1"><text:tab/><text:tab/>return -1;</text:p>
      <text:p text:style-name="P1">}</text:p>
      <text:p text:style-name="P1"/>
      <text:p text:style-name="Standard"><text:span text:style-name="T1">Time Complexity: O(n^2)<text:line-break/></text:span><text:soft-page-break/><text:span text:style-name="T1"><text:line-break/></text:span><text:span text:style-name="Strong_20_Emphasis"><text:span text:style-name="T1">Method 2 (Tricky and Efficient)</text:span></text:span><text:span text:style-name="T1"><text:line-break/>The idea is to get total sum of array first. Then Iterate through the array and keep updating the left sum which is initialized as zero. In the loop, we can get right sum by subtracting the elements one by one. Thanks to Sambasiva for suggesting this solution and providing code for this.</text:span></text:p>
      <text:p text:style-name="P1">1) Initialize leftsum <text:s/>as 0</text:p>
      <text:p text:style-name="Standard"><text:span text:style-name="T1">2) Get the total sum of the array as </text:span><text:span text:style-name="Emphasis"><text:span text:style-name="T1">sum</text:span></text:span></text:p>
      <text:p text:style-name="P1">3) Iterate through the array and for each index i, do following.</text:p>
      <text:p text:style-name="Standard"><text:span text:style-name="T1"><text:s text:c="4"/>a) <text:s/>Update </text:span><text:span text:style-name="Emphasis"><text:span text:style-name="T1">sum </text:span></text:span><text:span text:style-name="T1">to get the right sum. <text:s/></text:span></text:p>
      <text:p text:style-name="Standard"><text:span text:style-name="T1"><text:s text:c="11"/></text:span><text:span text:style-name="Emphasis"><text:span text:style-name="T1">sum </text:span></text:span><text:span text:style-name="T1">= </text:span><text:span text:style-name="Emphasis"><text:span text:style-name="T1">sum </text:span></text:span><text:span text:style-name="T1">- arr[i] </text:span></text:p>
      <text:p text:style-name="Standard"><text:span text:style-name="T1"><text:s text:c="7"/>// </text:span><text:span text:style-name="Emphasis"><text:span text:style-name="T1">sum </text:span></text:span><text:span text:style-name="T1">is now right sum</text:span></text:p>
      <text:p text:style-name="Standard"><text:span text:style-name="T1"><text:s text:c="4"/>b) If leftsum is equal to </text:span><text:span text:style-name="Emphasis"><text:span text:style-name="T1">sum</text:span></text:span><text:span text:style-name="T1">, then return current index. </text:span></text:p>
      <text:p text:style-name="P1"><text:s text:c="4"/>c) leftsum = leftsum + arr[i] // update leftsum for next iteration.</text:p>
      <text:p text:style-name="P1">4) return -1 // If we come out of loop without returning then</text:p>
      <text:p text:style-name="P1"><text:s text:c="13"/>// there is no equilibrium index</text:p>
      <text:p text:style-name="P1"/>
      <text:p text:style-name="P1">public static int getEquilibriumIndexEfficient(int[] array) {</text:p>
      <text:p text:style-name="P1"><text:tab/><text:tab/>int sum = 0;</text:p>
      <text:p text:style-name="P1"><text:tab/><text:tab/>int sumLeft = 0;</text:p>
      <text:p text:style-name="P1"><text:tab/><text:tab/>for (int i = 0; i &lt; array.length; i++) {</text:p>
      <text:p text:style-name="P1"><text:tab/><text:tab/><text:tab/>sum += array[i];</text:p>
      <text:p text:style-name="P1"><text:tab/><text:tab/>}</text:p>
      <text:p text:style-name="P1"><text:tab/><text:tab/>for (int i = 0; i &lt; array.length; i++) {</text:p>
      <text:p text:style-name="P1"><text:tab/><text:tab/><text:tab/>sum -= array[i];</text:p>
      <text:p text:style-name="P1"><text:tab/><text:tab/><text:tab/>if (sum == sumLeft) {</text:p>
      <text:p text:style-name="P1"><text:tab/><text:tab/><text:tab/><text:tab/>return i;</text:p>
      <text:p text:style-name="P1"><text:tab/><text:tab/><text:tab/>}</text:p>
      <text:p text:style-name="P1"><text:tab/><text:tab/><text:tab/>sumLeft += array[i];</text:p>
      <text:p text:style-name="P1"><text:tab/><text:tab/>}</text:p>
      <text:p text:style-name="P1"><text:tab/><text:tab/>return -1;</text:p>
      <text:p text:style-name="P1">}</text:p>
      <text:p text:style-name="P1"/>
      <text:p text:style-name="P1"><text:line-break/>Time Complexity: O(n)</text:p>
      <text:p text:style-name="P1">As pointed out by Sameer, we can remove the return statement and add a print statement to print all equilibrium indexes instead of returning only o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7-09T17:24:45.93</dc:date>
    <dc:creator>Shailendra Singh</dc:creator>
    <meta:generator>OpenOffice/4.1.3$Win32 OpenOffice.org_project/413m1$Build-9783</meta:generator>
    <meta:editing-duration>PT19H40M23S</meta:editing-duration>
    <meta:editing-cycles>189</meta:editing-cycles>
    <meta:document-statistic meta:table-count="0" meta:image-count="0" meta:object-count="0" meta:page-count="5" meta:paragraph-count="174" meta:word-count="1075" meta:character-count="6468"/>
  </office:meta>
</office:document-meta>
</file>